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Sanskrit 2003" fo:font-size="13pt" officeooo:paragraph-rsid="0001f3ce" style:font-size-asian="13pt" style:font-name-complex="Sanskrit 2003" style:font-size-complex="13pt"/>
    </style:style>
    <style:style style:name="P2" style:family="paragraph" style:parent-style-name="Footnote">
      <style:text-properties officeooo:rsid="069571db" officeooo:paragraph-rsid="069571db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01f3ce" style:font-size-asian="13pt" style:font-name-complex="Sanskrit 2003" style:font-size-complex="13pt"/>
    </style:style>
    <style:style style:name="P4" style:family="paragraph" style:parent-style-name="Text_20_body">
      <style:paragraph-properties fo:text-align="center" style:justify-single-word="false"/>
      <style:text-properties style:font-name="Sanskrit 2003" fo:font-size="13pt" officeooo:rsid="0667552e" officeooo:paragraph-rsid="0001f3ce" style:font-size-asian="13pt" style:font-name-complex="Sanskrit 2003" style:font-size-complex="13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1f3ce" style:font-size-asian="13pt" style:font-name-complex="Sanskrit 2003" style:font-size-complex="13pt"/>
    </style:style>
    <style:style style:name="T1" style:family="text">
      <style:text-properties officeooo:rsid="0667552e"/>
    </style:style>
    <style:style style:name="T2" style:family="text">
      <style:text-properties officeooo:rsid="0696c1b5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66481a5" style:font-weight-asian="bold" style:font-weight-complex="bold"/>
    </style:style>
    <style:style style:name="T6" style:family="text">
      <style:text-properties fo:color="#000000" fo:font-weight="bold" officeooo:rsid="068c8194" style:font-weight-asian="bold" style:font-weight-complex="bold"/>
    </style:style>
    <style:style style:name="T7" style:family="text">
      <style:text-properties fo:color="#000000" officeooo:rsid="066481a5"/>
    </style:style>
    <style:style style:name="T8" style:family="text">
      <style:text-properties fo:color="#000000" officeooo:rsid="068c8194"/>
    </style:style>
    <style:style style:name="T9" style:family="text">
      <style:text-properties fo:color="#000000" officeooo:rsid="066327f5"/>
    </style:style>
    <style:style style:name="T10" style:family="text">
      <style:text-properties fo:color="#000000" officeooo:rsid="068f553b"/>
    </style:style>
    <style:style style:name="T11" style:family="text">
      <style:text-properties fo:color="#000000" officeooo:rsid="069571db"/>
    </style:style>
    <style:style style:name="T12" style:family="text">
      <style:text-properties fo:color="#ff3333"/>
    </style:style>
    <style:style style:name="T13" style:family="text">
      <style:text-properties officeooo:rsid="068fd29c"/>
    </style:style>
    <style:style style:name="T14" style:family="text">
      <style:text-properties officeooo:rsid="066481a5"/>
    </style:style>
    <style:style style:name="T15" style:family="text">
      <style:text-properties officeooo:rsid="0690c01e"/>
    </style:style>
    <style:style style:name="T16" style:family="text">
      <style:text-properties officeooo:rsid="06918ba4"/>
    </style:style>
    <style:style style:name="T17" style:family="text">
      <style:text-properties officeooo:rsid="06937566"/>
    </style:style>
    <style:style style:name="T18" style:family="text">
      <style:text-properties officeooo:rsid="069571db"/>
    </style:style>
    <style:style style:name="T19" style:family="text">
      <style:text-properties officeooo:rsid="06965a57"/>
    </style:style>
    <style:style style:name="T20" style:family="text">
      <style:text-properties officeooo:rsid="0665db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थ षडशीतितमोऽध्यायः </text:p>
      <text:p text:style-name="P5"><text:span text:style-name="T4">विद्या</text:span><text:span text:style-name="T5">सं</text:span><text:span text:style-name="T4">शोधनवि</text:span><text:span text:style-name="T6">धिः</text:span><text:span text:style-name="T12"><text:line-break/></text:span><text:span text:style-name="T3">ईश्वर उवाच -</text:span></text:p>
      <text:p text:style-name="P5"><text:span text:style-name="T3">सन्धानमथ विद्यायाः प्राचीनकलया सह । </text:span><text:span text:style-name="T12"><text:line-break/></text:span><text:span text:style-name="T3">कुर्वीत पूर्ववत्कृत्वा तत्त्वं वर्णय तद्यथा ॥१</text:span><text:span text:style-name="T7">॥</text:span><text:span text:style-name="T12"> <text:line-break/></text:span><text:span text:style-name="T8">ॐ</text:span><text:span text:style-name="T3"> हों क्षीमिति सन्धान</text:span><text:span text:style-name="T8">म्</text:span><text:span text:style-name="T3"> ॥</text:span><text:span text:style-name="T9">२॥</text:span><text:span text:style-name="T12"><text:line-break/></text:span><text:span text:style-name="T3">रागश</text:span><text:span text:style-name="T8">्</text:span><text:span text:style-name="T3">च शुद्धविद्या च नियतिः कलया सह । </text:span><text:span text:style-name="T12"><text:line-break/></text:span><text:span text:style-name="T3">कालो माया तथाऽविद्या तत्त्वानामिति सप्तक</text:span><text:span text:style-name="T10">म्</text:span><text:span text:style-name="T3"> ॥</text:span><text:span text:style-name="T7">३॥</text:span><text:line-break/>रलवाः शषसा वर्णाः षड्विद्यायां प्रकी<text:span text:style-name="T13">र्ति</text:span>ताः । <text:line-break/>पदानि प्रणवादीनि एकविंशतिसङ्ख्यया ॥<text:span text:style-name="T14">४॥</text:span><text:line-break/><text:span text:style-name="T13">ॐ</text:span> नमः शिवाय सर्वप्रभवे हं शिवाय ईशानमू<text:span text:style-name="T15">र्धा</text:span>य तत्पुरुषवक्त्राय<text:span text:style-name="T15">ा</text:span>घोरहृदयाय वामदेवगुह्याय <text:s/>सद्योजातमू<text:span text:style-name="T15">र्त</text:span>ये <text:span text:style-name="T15">ॐ</text:span> नमो नमो गुह्यातिगुह्याय गोप्त्रे<text:span text:style-name="T15">ऽ</text:span>निध<text:span text:style-name="T15">ना</text:span>य सर्वाधिपाय ज्योतिरूपाय परमेश्वाराय भावेन, <text:span text:style-name="T15">ॐ</text:span> व्योम ॥<text:span text:style-name="T14">५॥</text:span></text:p>
      <text:p text:style-name="P5"><text:span text:style-name="T15">ॐ</text:span> रुद्राणां भुवनानाञ्च स्वरूपमथ कश्यपे । <text:line-break/>प्रथमो वामदेवः स्यात्ततः सर्वभवोद्भवः ॥<text:span text:style-name="T14">६॥</text:span><text:line-break/>वज्रदेहः प्रभु<text:span text:style-name="T16">र्धा</text:span>ता क्रमविक्रमसुप्रभाः । <text:line-break/>वटुः प्रशान्तनामा च परमाक्षरस<text:span text:style-name="T16">ंज्ञ</text:span>कः ॥<text:span text:style-name="T14">७॥</text:span> <text:line-break/>शिवश्च सशिवो बभ्रुरक्षयः शम्भुरेव च । <text:line-break/>अदृष्टरूपनामानौ तथाऽन्यो रूपव<text:span text:style-name="T17">र्ध</text:span>नः ॥<text:span text:style-name="T14">८॥</text:span><text:line-break/>मनोन्मनो महावी<text:span text:style-name="T17">र्य</text:span>श्चित्राङ्गस्तदनन्तर<text:span text:style-name="T17">म्</text:span> ।<text:line-break/>कल्याण इति विज्ञेयाः पञ्चविंशतिसङ्ख्यया ॥<text:span text:style-name="T14">९॥</text:span> <text:line-break/>मन्त्रो घोरामरौ <text:span text:style-name="T17">बी</text:span>जे नाड्यौ द्वे तत्र ते यथा । <text:s/><text:line-break/>पू<text:span text:style-name="T17">र्वा</text:span> च हस्तिजिह्वा च व्याननागौ प्रभञ्जनौ ॥<text:span text:style-name="T14">१०॥</text:span> <text:line-break/>विषयो रूपमेवैकमिन्द्रिये पादचक्षुषी ।<text:line-break/><text:soft-page-break/>शब्दः स्पर्शश्च रूपञ्च त्रय एते गुणाः स्मृताः ॥<text:span text:style-name="T14">११॥</text:span> <text:line-break/>अवस्थाऽत्र सुषुप्तिश्च रुद्रो देवस्तु कारण<text:span text:style-name="T17">म्</text:span> । <text:line-break/>विद्यामध्यगतं सर्वं भावयेद्भवनादिक<text:span text:style-name="T17">म्</text:span> ॥<text:span text:style-name="T14">१२॥</text:span><text:line-break/>ताडनं छेदनं तत्र प्रवेशञ्चापि योजन<text:span text:style-name="T17">म् </text:span>। <text:line-break/><text:span text:style-name="T3">आकृष्य ग्रहणं कु</text:span><text:span text:style-name="T11">र्या</text:span><text:span text:style-name="T3">द्विद्यया</text:span><text:span text:style-name="T3"><text:note text:id="ftn0" text:note-class="footnote"><text:note-citation>1</text:note-citation><text:note-body><text:p text:style-name="P2">कुर्याद्विक्षेपा</text:p></text:note-body></text:note></text:span><text:span text:style-name="T3"> हृत्प्रदेशतः ॥१</text:span><text:span text:style-name="T11">३</text:span><text:span text:style-name="T7">॥</text:span><text:span text:style-name="T3"> </text:span><text:span text:style-name="T12"><text:line-break/></text:span><text:span text:style-name="T3">आत्मन्यारोप्य सङ्गृह्य कलां कुण्डे निवेशयेत् । </text:span><text:span text:style-name="T12"><text:line-break/></text:span><text:span text:style-name="T11">वामया योजयेद्योनौ गृहीत्वा द्वादशान्ततः</text:span><text:span text:style-name="T3"> ॥१</text:span><text:span text:style-name="T11">४</text:span><text:span text:style-name="T7">॥</text:span><text:line-break/>कु<text:span text:style-name="T18">र्वी</text:span>त देहसम्पत्तिं जन्माधिकारमेव च । <text:line-break/>भोगं लयन्तथा <text:span text:style-name="T18">स्रो</text:span>तःशुद्धितत्त्वविशोधन<text:span text:style-name="T18">म्</text:span> ॥<text:span text:style-name="T14">१५॥</text:span> <text:line-break/>निःशेषमलक<text:span text:style-name="T18">र्मा</text:span>दिपाशबन्धनिवृत्तये ।<text:line-break/>निष्कृत्यैव विधानेन यजेत शतमाहुतीः ॥<text:span text:style-name="T14">१६॥</text:span> <text:line-break/>अस्त्रेण पाशशैथिल्यं मलशक्तिं तिरोहिता<text:span text:style-name="T19">म्</text:span> । <text:line-break/>छेदनं म<text:span text:style-name="T19">र्द</text:span>नं तेषां व<text:span text:style-name="T19">र्तु</text:span>लीकरणं तथा ॥<text:span text:style-name="T14">१७॥</text:span> <text:line-break/>दाहं तदक्षराभावं प्रायश्चित्तमथोदित<text:span text:style-name="T19">म् </text:span><text:s/>। <text:line-break/>रुद्राण्यावाहनं पूजा रूपगन्धसमर्पण<text:span text:style-name="T19">म्</text:span> ॥<text:span text:style-name="T14">१८॥</text:span> <text:line-break/><text:span text:style-name="T19">ॐ</text:span> ह्रीं रूपगन्धौ शुल्कं रुद्र गृहाण स्वाहा ॥<text:span text:style-name="T14">१९॥</text:span><text:line-break/>संश्राव्य शाम्भवीमाज्ञां रुद्रं विसृज्य कारण<text:span text:style-name="T19">म् </text:span>।<text:line-break/>विधाया<text:span text:style-name="T2">ऽऽ</text:span>त्मनि चैतन्यं पाशसूत्रे निवेशयेत् ॥<text:span text:style-name="T20">२०॥</text:span><text:line-break/><text:span text:style-name="T2">बि</text:span>न्दुं शिरसि विन्यस्य विसृजेत्पितरौ ततः ।<text:line-break/>दद्यात्पूर्णां विधानेन समस्तविधिपूरणी<text:span text:style-name="T2">म्</text:span> ॥<text:span text:style-name="T20">२१॥</text:span><text:line-break/>पूर्वोक्तविधिना का<text:span text:style-name="T2">र्यं</text:span> विद्यायां ताडनादिक<text:span text:style-name="T2">म्</text:span> ।</text:p>
      <text:p text:style-name="P4">स्वबीजं तु विशेषः स्यादिति विद्या विशोधिता ॥२२॥</text:p>
      <text:p text:style-name="P3"><text:soft-page-break/>इत्यादिमहापुराणे आग्नेये निर्वाणदीक्षायां <text:span text:style-name="T1">विद्याशोधनं</text:span> नाम <text:span text:style-name="T1">षडशी</text:span>तितमोऽध्यायः <text:span text:style-name="T2">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2:57:18.218586994</meta:creation-date>
    <dc:date>2017-06-26T12:58:49.459723639</dc:date>
    <meta:editing-duration>PT1M31S</meta:editing-duration>
    <meta:editing-cycles>1</meta:editing-cycles>
    <meta:document-statistic meta:table-count="0" meta:image-count="0" meta:object-count="0" meta:page-count="3" meta:paragraph-count="7" meta:word-count="249" meta:character-count="1174" meta:non-whitespace-character-count="905"/>
    <meta:generator>LibreOffice/5.1.6.2$Linux_X86_64 LibreOffice_project/10m0$Build-2</meta:generator>
  </office:meta>
</office:document-meta>
</file>